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b8f" officeooo:paragraph-rsid="001ebb8f"/>
    </style:style>
    <style:style style:name="P2" style:family="paragraph" style:parent-style-name="Standard">
      <style:text-properties officeooo:rsid="001fd18d" officeooo:paragraph-rsid="001fd18d"/>
    </style:style>
    <style:style style:name="P3" style:family="paragraph" style:parent-style-name="Standard" style:list-style-name="L1">
      <style:text-properties officeooo:rsid="001ebb8f" officeooo:paragraph-rsid="001ebb8f"/>
    </style:style>
    <style:style style:name="P4" style:family="paragraph" style:parent-style-name="Standard" style:list-style-name="L2">
      <style:text-properties officeooo:rsid="001ebb8f" officeooo:paragraph-rsid="001fd18d"/>
    </style:style>
    <style:style style:name="P5" style:family="paragraph" style:parent-style-name="Standard" style:list-style-name="L2">
      <style:text-properties officeooo:rsid="002210b6" officeooo:paragraph-rsid="002210b6"/>
    </style:style>
    <style:style style:name="P6" style:family="paragraph" style:parent-style-name="Standard" style:list-style-name="L2">
      <style:text-properties officeooo:rsid="002246c9" officeooo:paragraph-rsid="002246c9"/>
    </style:style>
    <style:style style:name="P7" style:family="paragraph" style:parent-style-name="Standard">
      <style:text-properties officeooo:rsid="002246c9" officeooo:paragraph-rsid="002246c9"/>
    </style:style>
    <style:style style:name="P8" style:family="paragraph" style:parent-style-name="Standard">
      <style:text-properties officeooo:rsid="0022d57b" officeooo:paragraph-rsid="0022d57b"/>
    </style:style>
    <style:style style:name="P9" style:family="paragraph" style:parent-style-name="Standard" style:list-style-name="L3">
      <style:text-properties officeooo:rsid="0022d57b" officeooo:paragraph-rsid="0022d57b"/>
    </style:style>
    <style:style style:name="P10" style:family="paragraph" style:parent-style-name="Standard" style:list-style-name="L3">
      <style:text-properties officeooo:rsid="0022d57b" officeooo:paragraph-rsid="0024b5ac"/>
    </style:style>
    <style:style style:name="P11" style:family="paragraph" style:parent-style-name="Standard" style:list-style-name="L3">
      <style:text-properties officeooo:rsid="0022d57b" officeooo:paragraph-rsid="0024ecfa"/>
    </style:style>
    <style:style style:name="P12" style:family="paragraph" style:parent-style-name="Standard" style:list-style-name="L3">
      <style:text-properties officeooo:rsid="00250d53" officeooo:paragraph-rsid="00250d53"/>
    </style:style>
    <style:style style:name="P13" style:family="paragraph" style:parent-style-name="Standard" style:list-style-name="L3">
      <style:text-properties officeooo:rsid="00269a99" officeooo:paragraph-rsid="00269a99"/>
    </style:style>
    <style:style style:name="P14" style:family="paragraph" style:parent-style-name="Standard" style:list-style-name="L3">
      <style:text-properties officeooo:rsid="0026fe72" officeooo:paragraph-rsid="0026fe72"/>
    </style:style>
    <style:style style:name="P15" style:family="paragraph" style:parent-style-name="Standard" style:list-style-name="L3">
      <style:text-properties officeooo:rsid="0029a554" officeooo:paragraph-rsid="0029a554"/>
    </style:style>
    <style:style style:name="P16" style:family="paragraph" style:parent-style-name="Standard" style:list-style-name="L3">
      <style:text-properties officeooo:rsid="002e7004" officeooo:paragraph-rsid="002e7004"/>
    </style:style>
    <style:style style:name="P17" style:family="paragraph" style:parent-style-name="Standard" style:list-style-name="L3">
      <style:text-properties officeooo:rsid="0030b4c5" officeooo:paragraph-rsid="0030b4c5"/>
    </style:style>
    <style:style style:name="P18" style:family="paragraph" style:parent-style-name="Standard" style:list-style-name="L3">
      <style:text-properties officeooo:rsid="00330fd9" officeooo:paragraph-rsid="00330fd9"/>
    </style:style>
    <style:style style:name="P19" style:family="paragraph" style:parent-style-name="Standard" style:list-style-name="L3">
      <style:text-properties officeooo:rsid="0033c641" officeooo:paragraph-rsid="0033c641"/>
    </style:style>
    <style:style style:name="T1" style:family="text">
      <style:text-properties officeooo:rsid="001fd18d"/>
    </style:style>
    <style:style style:name="T2" style:family="text">
      <style:text-properties officeooo:rsid="0024b5ac"/>
    </style:style>
    <style:style style:name="T3" style:family="text">
      <style:text-properties officeooo:rsid="0029edce"/>
    </style:style>
    <style:style style:name="T4" style:family="text">
      <style:text-properties officeooo:rsid="002b9610"/>
    </style:style>
    <style:style style:name="T5" style:family="text">
      <style:text-properties officeooo:rsid="002d5a97"/>
    </style:style>
    <style:style style:name="T6" style:family="text">
      <style:text-properties officeooo:rsid="002fa3fc"/>
    </style:style>
    <style:style style:name="T7" style:family="text">
      <style:text-properties officeooo:rsid="0031edf9"/>
    </style:style>
    <style:style style:name="T8" style:family="text">
      <style:text-properties officeooo:rsid="003234c9"/>
    </style:style>
    <style:style style:name="T9" style:family="text">
      <style:text-properties officeooo:rsid="00330f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Notes</text:p>
      <text:p text:style-name="P1"/>
      <text:p text:style-name="P1">KCRI Cytoscape Network</text:p>
      <text:p text:style-name="P1"/>
      <text:list xml:id="list71156213663195906" text:style-name="L1">
        <text:list-item>
          <text:p text:style-name="P3"><text:bookmark-start text:name="__DdeLink__2_356544989"/>Edge Table &gt; confidence score is very similar to mmc5 value for TF-gene pair (same?)<text:bookmark-end text:name="__DdeLink__2_356544989"/></text:p>
        </text:list-item>
        <text:list-item>
          <text:p text:style-name="P3">Node Table &gt; zscores and rpkm values precisely as mmc5 values</text:p>
        </text:list-item>
        <text:list-item>
          <text:p text:style-name="P3">Node Table &gt; TF vs. gene scores completely different than mmc5 table</text:p>
        </text:list-item>
      </text:list>
      <text:p text:style-name="P2"/>
      <text:p text:style-name="P2">KC Network</text:p>
      <text:p text:style-name="P2"/>
      <text:list xml:id="list3735217792760718820" text:style-name="L2">
        <text:list-item>
          <text:p text:style-name="P4">Edge Table &gt; confidence score is <text:span text:style-name="T1">not at all</text:span> similar to mmc5 value for TF-gene pair</text:p>
        </text:list-item>
        <text:list-item>
          <text:p text:style-name="P5">Layout: AllegroLayout plugin yields best results so far</text:p>
        </text:list-item>
        <text:list-item>
          <text:p text:style-name="P6">The Node Table in KC.cys corresponds to the K-matrix I have generated, but multiplied by -1.0</text:p>
        </text:list-item>
      </text:list>
      <text:p text:style-name="P7"/>
      <text:p text:style-name="P8">KC Network from scores</text:p>
      <text:p text:style-name="P8"/>
      <text:list xml:id="list10380908100507250" text:style-name="L3">
        <text:list-item>
          <text:p text:style-name="P9">Create confidence score S-matrices from DESeq files and ChIP-seq files</text:p>
        </text:list-item>
        <text:list-item>
          <text:p text:style-name="P14">Create quantile rank matrix</text:p>
          <text:list>
            <text:list-item>
              <text:p text:style-name="P14">select only positive non-zero scores for KO, RNAseq, Immgen</text:p>
            </text:list-item>
            <text:list-item>
              <text:p text:style-name="P14">select all non-zero scores for ChIP-seq</text:p>
            </text:list-item>
            <text:list-item>
              <text:p text:style-name="P14">use rank method</text:p>
            </text:list-item>
            <text:list-item>
              <text:p text:style-name="P19">Types: kri_activator and kri_repressor</text:p>
            </text:list-item>
          </text:list>
        </text:list-item>
        <text:list-item>
          <text:p text:style-name="P15">Combine the matrices</text:p>
        </text:list-item>
        <text:list-item>
          <text:p text:style-name="P15">Create sign matrix</text:p>
          <text:list>
            <text:list-item>
              <text:p text:style-name="P17">Get KO-matrix</text:p>
              <text:list>
                <text:list-item>
                  <text:p text:style-name="P17">has KCRI-dimensions <text:span text:style-name="T9">as default</text:span>(?), <text:span text:style-name="T8">zero-initialized</text:span></text:p>
                </text:list-item>
                <text:list-item>
                  <text:p text:style-name="P17"><text:span text:style-name="T9">actually</text:span>KO-score matrix filtered by <text:span text:style-name="T7">core-TF </text:span>DESeq columns</text:p>
                </text:list-item>
                <text:list-item>
                  <text:p text:style-name="P18">genes are R-I genes which appear in KO file, columns are core TFs</text:p>
                </text:list-item>
              </text:list>
            </text:list-item>
            <text:list-item>
              <text:p text:style-name="P15">Filter the row/column names of the KC matrix from m.k (?) and set those values <text:span text:style-name="T3">as source for the</text:span> sign-matrix</text:p>
            </text:list-item>
            <text:list-item>
              <text:p text:style-name="P15">Get sign matrix from these values / <text:span text:style-name="T4">this matrix</text:span></text:p>
              <text:list>
                <text:list-item>
                  <text:p text:style-name="P15">All 0-values are set to 1 (treated as positive)</text:p>
                </text:list-item>
              </text:list>
            </text:list-item>
            <text:list-item>
              <text:p text:style-name="P15">Multiply combined kc-matrix with <text:span text:style-name="T5">the sign-matrix (must be same dimension)</text:span></text:p>
            </text:list-item>
            <text:list-item>
              <text:p text:style-name="P16">kc-signed repressor matrix is the same sign-multiplied matrix inverted (multiply by -1 <text:span text:style-name="T6">such that positive scores mean repression</text:span>)</text:p>
            </text:list-item>
          </text:list>
        </text:list-item>
        <text:list-item>
          <text:p text:style-name="P12">Select network data to be written</text:p>
          <text:list>
            <text:list-item>
              <text:p text:style-name="P10">Active – <text:span text:style-name="T2">m.cut.core.active is quantile from kc.signed matrix</text:span></text:p>
              <text:list>
                <text:list-item>
                  <text:p text:style-name="P11"><text:span text:style-name="T2">probabilities (found in main.R): <text:s text:c="2"/>0.8 # get network for 20% top edges for core</text:span></text:p>
                </text:list-item>
              </text:list>
            </text:list-item>
            <text:list-item>
              <text:p text:style-name="P9">Repress – same as active in KC (why?)</text:p>
            </text:list-item>
            <text:list-item>
              <text:p text:style-name="P9">Extended (without core TFs) </text:p>
            </text:list-item>
          </text:list>
        </text:list-item>
        <text:list-item>
          <text:p text:style-name="P12">Write network table</text:p>
          <text:list>
            <text:list-item>
              <text:p text:style-name="P12">Only edges with absolute value &gt;1.50</text:p>
            </text:list-item>
            <text:list-item>
              <text:p text:style-name="P13">tag with positive/ negative depending on sig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1:52:25.400712148</meta:creation-date>
    <dc:date>2017-03-07T16:31:04.343007985</dc:date>
    <meta:editing-duration>PT4H38M38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35" meta:word-count="309" meta:character-count="1751" meta:non-whitespace-character-count="1503"/>
  </office:meta>
</office:document-meta>
</file>